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Carlito" fo:font-size="10pt" officeooo:rsid="002c9184" officeooo:paragraph-rsid="002c9184" style:font-name-asian="Courier New" style:font-size-asian="10pt" style:font-name-complex="Liberation Mono" style:font-size-complex="10pt"/>
    </style:style>
    <style:style style:name="P2" style:family="paragraph" style:parent-style-name="Text_20_body">
      <style:text-properties style:font-name="Carlito" officeooo:paragraph-rsid="002c9184"/>
    </style:style>
    <style:style style:name="P3" style:family="paragraph" style:parent-style-name="Preformatted_20_Text">
      <style:text-properties style:font-name="Carlito" officeooo:paragraph-rsid="00236bcf"/>
    </style:style>
    <style:style style:name="P4" style:family="paragraph" style:parent-style-name="Preformatted_20_Text">
      <style:paragraph-properties fo:text-align="justify" style:justify-single-word="false"/>
      <style:text-properties style:font-name="Carlito" officeooo:paragraph-rsid="002c9184"/>
    </style:style>
    <style:style style:name="P5" style:family="paragraph" style:parent-style-name="Preformatted_20_Text">
      <style:text-properties style:font-name="Carlito" officeooo:paragraph-rsid="002bdcb0"/>
    </style:style>
    <style:style style:name="P6" style:family="paragraph" style:parent-style-name="Preformatted_20_Text">
      <style:text-properties style:font-name="Carlito" officeooo:rsid="002c9184" officeooo:paragraph-rsid="002c9184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2c9184"/>
    </style:style>
    <style:style style:name="P8" style:family="paragraph" style:parent-style-name="Standard" style:list-style-name="L4">
      <style:text-properties style:font-name="Carlito" fo:font-size="10pt" style:font-name-asian="Courier New" style:font-size-asian="10pt" style:font-name-complex="Liberation Mono" style:font-size-complex="10pt"/>
    </style:style>
    <style:style style:name="P9" style:family="paragraph" style:parent-style-name="Standard" style:list-style-name="L4">
      <style:text-properties style:font-name="Carlito" fo:font-size="10pt" officeooo:paragraph-rsid="002c9184" style:font-name-asian="Courier New" style:font-size-asian="10pt" style:font-name-complex="Liberation Mono" style:font-size-complex="10pt"/>
    </style:style>
    <style:style style:name="P10" style:family="paragraph" style:parent-style-name="Standard" style:list-style-name="L4">
      <style:text-properties style:font-name="Carlito" officeooo:paragraph-rsid="002c9184"/>
    </style:style>
    <style:style style:name="P11" style:family="paragraph" style:parent-style-name="Preformatted_20_Text" style:list-style-name="L1">
      <style:text-properties style:font-name="Carlito" officeooo:paragraph-rsid="002bdcb0"/>
    </style:style>
    <style:style style:name="P12" style:family="paragraph" style:parent-style-name="Preformatted_20_Text" style:list-style-name="L1">
      <style:text-properties style:font-name="Carlito" officeooo:rsid="002bdcb0" officeooo:paragraph-rsid="002bdcb0"/>
    </style:style>
    <style:style style:name="P13" style:family="paragraph" style:parent-style-name="Preformatted_20_Text" style:list-style-name="L2">
      <style:text-properties style:font-name="Carlito" officeooo:paragraph-rsid="002bdcb0"/>
    </style:style>
    <style:style style:name="P14" style:family="paragraph" style:parent-style-name="Preformatted_20_Text" style:list-style-name="L3">
      <style:text-properties style:font-name="Carlito" officeooo:rsid="002c9184" officeooo:paragraph-rsid="002c9184"/>
    </style:style>
    <style:style style:name="P15" style:family="paragraph" style:parent-style-name="Preformatted_20_Text" style:list-style-name="L2">
      <style:text-properties officeooo:paragraph-rsid="002bdcb0"/>
    </style:style>
    <style:style style:name="P16" style:family="paragraph" style:parent-style-name="Preformatted_20_Text" style:list-style-name="L3">
      <style:text-properties officeooo:rsid="002bdcb0" officeooo:paragraph-rsid="002bdcb0"/>
    </style:style>
    <style:style style:name="P17" style:family="paragraph" style:parent-style-name="Heading_20_3">
      <style:text-properties officeooo:rsid="002bdcb0"/>
    </style:style>
    <style:style style:name="P18" style:family="paragraph" style:parent-style-name="Heading_20_3">
      <style:text-properties officeooo:rsid="002bdcb0" officeooo:paragraph-rsid="002bdcb0"/>
    </style:style>
    <style:style style:name="T1" style:family="text">
      <style:text-properties style:font-name="Carlito"/>
    </style:style>
    <style:style style:name="T2" style:family="text">
      <style:text-properties style:font-name="Carlito" officeooo:rsid="002bdcb0"/>
    </style:style>
    <style:style style:name="T3" style:family="text">
      <style:text-properties style:font-name="Carlito" officeooo:rsid="002c9184"/>
    </style:style>
    <style:style style:name="T4" style:family="text">
      <style:text-properties officeooo:rsid="00290867"/>
    </style:style>
    <style:style style:name="T5" style:family="text">
      <style:text-properties officeooo:rsid="002acb17"/>
    </style:style>
    <style:style style:name="T6" style:family="text">
      <style:text-properties officeooo:rsid="002bdcb0"/>
    </style:style>
    <style:style style:name="T7" style:family="text">
      <style:text-properties officeooo:rsid="002c9184"/>
    </style:style>
    <style:style style:name="T8" style:family="text">
      <style:text-properties fo:font-size="10pt" style:font-name-asian="Courier New" style:font-size-asian="10pt" style:font-name-complex="Liberation Mono" style:font-size-complex="10pt"/>
    </style:style>
    <style:style style:name="T9" style:family="text">
      <style:text-properties fo:font-size="10pt" officeooo:rsid="002c9184" style:font-name-asian="Courier New" style:font-size-asian="10pt" style:font-name-complex="Liberation Mono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T</text:span>o evaluate the methods <text:span text:style-name="T5">proposed for providing advice based on MSY proxies an OM will be constructed. This will allow methods to be</text:span> evaluate<text:span text:style-name="T4">d</text:span> <text:span text:style-name="T5">as MP using </text:span>feedback control or <text:span text:style-name="T5">by </text:span>cross-test<text:span text:style-name="T4">ing where </text:span>the OM <text:span text:style-name="T4">and</text:span> OEM <text:span text:style-name="T4">are used to generate data for an assessment methods </text:span>without feedback. OM<text:span text:style-name="T5">s will be constructed using </text:span>eithe<text:span text:style-name="T5">r </text:span>using life history parameters or <text:span text:style-name="T5">data rich</text:span> stock assessments, <text:span text:style-name="T5">while</text:span> <text:span text:style-name="T5">d</text:span>ifferent sampling schemes<text:span text:style-name="T5"> will be generated using OEMs to simulate data poor assessment datasets </text:span>. </text:p>
      <text:p text:style-name="P4"/>
      <text:p text:style-name="P4"><text:span text:style-name="T7">It is important to ensure b</text:span>uy-in from local experts <text:span text:style-name="T7">who are </text:span>very familiar with the assessments. Showing them that an empirical HCR performs well for Nth Sea saithe will be of interest but showing <text:span text:style-name="T7">that</text:span> it performs as well for their stock <text:span text:style-name="T7">is very important</text:span>. A range of local life histories <text:span text:style-name="T7">also need to be considered , e.g. </text:span><text:s/>gadoid, flatfish and pelagic stock<text:span text:style-name="T7">s.</text:span></text:p>
      <text:p text:style-name="P7"/>
      <text:h text:style-name="P17" text:outline-level="3">Task 1</text:h>
      <text:list xml:id="list2269364645028208323" text:style-name="L1">
        <text:list-item>
          <text:p text:style-name="P11"><text:span text:style-name="T6">The species and potential stocks of interest have been identified (</text:span><text:a xlink:type="simple" xlink:href="https://github.com/laurieKell/mydas/wiki/1-Stock-prioritisation" text:style-name="Internet_20_link" text:visited-style-name="Visited_20_Internet_20_Link"><text:span text:style-name="T6">https://github.com/laurieKell/mydas/wiki/1-Stock-prioritisation</text:span></text:a><text:span text:style-name="T6">)</text:span>. </text:p>
        </text:list-item>
        <text:list-item>
          <text:p text:style-name="P12">It is proposed that the final choice of stocks is made at the April meeting, in the mean time the data sets will be summarised example MSEs and cross-tests developed for selected stocks.</text:p>
        </text:list-item>
      </text:list>
      <text:p text:style-name="P3"/>
      <text:h text:style-name="P18" text:outline-level="3">Task 2</text:h>
      <text:list xml:id="list5517831969927975182" text:style-name="L2">
        <text:list-item>
          <text:p text:style-name="P15"><text:span text:style-name="T2">Examples of the different datasets have been collated (</text:span><text:a xlink:type="simple" xlink:href="https://github.com/laurieKell/mydas/wiki/2-Data-Collation" text:style-name="Internet_20_link" text:visited-style-name="Visited_20_Internet_20_Link"><text:span text:style-name="T2">https://github.com/laurieKell/mydas/wiki/2-Data-Collation</text:span></text:a><text:span text:style-name="T2">)</text:span></text:p>
        </text:list-item>
        <text:list-item>
          <text:p text:style-name="P15"><text:span text:style-name="T2">These have been summarised and a </text:span><text:span text:style-name="T1">PSA/</text:span><text:span text:style-name="T2">ERA</text:span><text:span text:style-name="T1"> </text:span><text:span text:style-name="T2">will be conducted </text:span><text:span text:style-name="T1">with a 3rd axis, for economic importance to allow MI to choose the study stocks in Task 1. </text:span></text:p>
        </text:list-item>
        <text:list-item>
          <text:p text:style-name="P15"><text:span text:style-name="T1">Productivity </text:span><text:span text:style-name="T2">can be estimated using</text:span><text:span text:style-name="T1"> FLife, </text:span></text:p>
        </text:list-item>
        <text:list-item>
          <text:p text:style-name="P15"><text:span text:style-name="T2">S</text:span><text:span text:style-name="T1">usceptibility </text:span><text:span text:style-name="T2">can be estimated using</text:span><text:span text:style-name="T1"> analysis with the data in the meta-DB. </text:span></text:p>
        </text:list-item>
        <text:list-item>
          <text:p text:style-name="P15"><text:span text:style-name="T2">E</text:span><text:span text:style-name="T1">conomic </text:span><text:span text:style-name="T2">analysis</text:span><text:span text:style-name="T1"> </text:span><text:span text:style-name="T2">need </text:span><text:span text:style-name="T1">a bit more thought but if we have landings and price then we have most of what is required. </text:span></text:p>
        </text:list-item>
        <text:list-item>
          <text:p text:style-name="P13">We will also include missing data, since PSA can also be framed as risk analysis by including a score for uncertainty, no data=a big score.</text:p>
        </text:list-item>
      </text:list>
      <text:p text:style-name="P3"/>
      <text:h text:style-name="P18" text:outline-level="3">Task 3</text:h>
      <text:list xml:id="list8090224167593493324" text:style-name="L3">
        <text:list-item>
          <text:p text:style-name="P16"><text:span text:style-name="T1">Example OM </text:span><text:span text:style-name="T3">conditioned</text:span><text:span text:style-name="T1"> on life history </text:span><text:span text:style-name="T3">p</text:span><text:span text:style-name="T1">arameters</text:span></text:p>
        </text:list-item>
        <text:list-item>
          <text:p text:style-name="P16"><text:span text:style-name="T1">Exa</text:span><text:span text:style-name="T3">mple OM based on a data rich assessment</text:span></text:p>
        </text:list-item>
        <text:list-item>
          <text:p text:style-name="P14">OEM to generate category 1,2,3,4,5&amp; 6 datasets</text:p>
        </text:list-item>
        <text:list-item>
          <text:p text:style-name="P14">Example MSEs based on above</text:p>
        </text:list-item>
      </text:list>
      <text:h text:style-name="P18" text:outline-level="3">Task 4</text:h>
      <text:p text:style-name="P1">Under this task OMs will be used to select appropriate reference points using a cross-test</text:p>
      <text:list xml:id="list8635414719634799534" text:style-name="L4">
        <text:list-item>
          <text:p text:style-name="P8">Once the actual stocks and datasets have been identified then case studies for the stocks in Task 1 will be implemented.</text:p>
        </text:list-item>
        <text:list-item>
          <text:p text:style-name="P10"><text:span text:style-name="T8">It is important to collaborate with others (e.g. WKLife, WGCSE, Cullen fellowship) and <text:s/></text:span><text:span text:style-name="T9">choice of stocks will reflect this. </text:span></text:p>
        </text:list-item>
        <text:list-item>
          <text:p text:style-name="P9">NS saithe <text:span text:style-name="T7">and </text:span>NS turbot <text:span text:style-name="T7">have cat 1 assessments and these can</text:span> <text:span text:style-name="T7">be used to test lower category assessments by simulating approporiate datasets using an OEM.</text:span></text:p>
        </text:list-item>
        <text:list-item>
          <text:p text:style-name="P9"><text:span text:style-name="T7">A </text:span>"flatfish" OM <text:span text:style-name="T7">could be used.</text:span></text:p>
        </text:list-item>
      </text:list>
      <text:p text:style-name="P5"><text:s/></text:p>
      <text:h text:style-name="P18" text:outline-level="3">Task 5 </text:h>
      <text:p text:style-name="P6">Once the reference points are identified under task 4, they will be simulation tested using MSE</text:p>
      <text:p text:style-name="P3"/>
      <text:h text:style-name="Heading_20_2" text:outline-level="2"><text:span text:style-name="T7">P</text:span>apers</text:h>
      <text:p text:style-name="P2"><text:span text:style-name="T9">See </text:span><text:a xlink:type="simple" xlink:href="https://github.com/laurieKell/mydas/wiki/Outputs" text:style-name="Internet_20_link" text:visited-style-name="Visited_20_Internet_20_Link"><text:span text:style-name="T9">https://github.com/laurieKell/mydas/wiki/Output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40:23.804328343</meta:creation-date>
    <dc:date>2018-01-08T12:47:21.839217228</dc:date>
    <meta:editing-duration>PT3H35M4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447" meta:character-count="2684" meta:non-whitespace-character-count="2269"/>
  </office:meta>
</office:document-meta>
</file>